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e6e6e6" draw:textarea-horizontal-align="left" draw:textarea-vertical-align="top" draw:auto-grow-height="false" fo:min-height="3.058cm" fo:min-width="8.308cm"/>
    </style:style>
    <style:style style:name="gr2" style:family="graphic" style:parent-style-name="standard">
      <style:graphic-properties draw:stroke="none" svg:stroke-color="#3465a4" draw:fill="solid" draw:fill-color="#e6e6e6" draw:textarea-horizontal-align="right" draw:textarea-vertical-align="top" draw:auto-grow-height="false" fo:min-height="3.058cm" fo:min-width="4.208cm"/>
    </style:style>
    <style:style style:name="gr3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left" draw:textarea-vertical-align="top" draw:auto-grow-height="false" fo:min-height="3.13cm" fo:min-width="2.48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="solid" draw:fill-color="#b4b4b4" draw:textarea-horizontal-align="justify" draw:textarea-vertical-align="middle" draw:auto-grow-height="false" fo:min-height="0.23cm" fo:min-width="1.48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="solid" draw:fill-color="#b4b4b4" draw:textarea-horizontal-align="justify" draw:textarea-vertical-align="middle" draw:auto-grow-height="false" fo:min-height="0.23cm" fo:min-width="0cm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2cm" svg:stroke-color="#000000" draw:marker-start-width="0.26cm" draw:marker-end-width="0.26cm" draw:fill="solid" draw:fill-color="#b4b4b4" draw:textarea-horizontal-align="justify" draw:textarea-vertical-align="middle" draw:auto-grow-height="false" fo:min-height="0.23cm" fo:min-width="1.98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marker-start-width="0.26cm" draw:marker-end-width="0.26cm" draw:fill="none" draw:fill-color="#b4b4b4" draw:textarea-horizontal-align="justify" draw:textarea-vertical-align="middle" draw:auto-grow-height="false" fo:min-height="0.23cm" fo:min-width="1.98cm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Ultrafine_20_Dashed"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0.23cm" fo:min-width="1.98cm" fo:padding-top="0.135cm" fo:padding-bottom="0.135cm" fo:padding-left="0.26cm" fo:padding-right="0.26cm"/>
    </style:style>
    <style:style style:name="gr10" style:family="graphic" style:parent-style-name="objectwithoutfill">
      <style:graphic-properties draw:stroke="dash" draw:stroke-dash="Ultrafine_20_Dashed" svg:stroke-width="0.04cm" draw:marker-start-width="0.32cm" draw:marker-end-width="0.32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0.23cm" fo:min-width="1.48cm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Ultrafine_20_Dashed"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0.23cm" fo:min-width="1.48cm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2cm" draw:marker-start-width="0.26cm" draw:marker-end="Arrow" draw:marker-end-width="0.2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draw:stroke="dash" draw:stroke-dash="Ultrafine_20_Dashed" svg:stroke-width="0.04cm" draw:marker-start-width="0.32cm" draw:marker-end="Arrow" draw:marker-end-width="0.2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solid" draw:fill-color="#e6e6e6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solid" draw:fill-color="#b4b4b4"/>
      <style:paragraph-properties fo:text-align="center"/>
      <style:text-properties fo:font-size="11pt" style:font-size-asian="18pt" style:font-size-complex="18pt"/>
    </style:style>
    <style:style style:name="P6" style:family="paragraph">
      <loext:graphic-properties draw:fill="solid" draw:fill-color="#b4b4b4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b4b4b4"/>
      <style:paragraph-properties fo:text-align="center"/>
      <style:text-properties fo:font-size="11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cm" svg:height="3.6cm" svg:x="0.1cm" svg:y="4.401cm">
          <text:p text:style-name="P1">Data Flow</text:p>
          <draw:enhanced-geometry svg:viewBox="0 0 21600 21600" draw:path-stretchpoint-x="10800" draw:path-stretchpoint-y="10800" draw:text-areas="?f3 ?f4 ?f5 ?f6" draw:type="round-rectangle" draw:modifiers="2999.1668980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cm" svg:height="3.6cm" svg:x="9.4cm" svg:y="4.4cm">
          <text:p text:style-name="P1">Control Flow</text:p>
          <draw:enhanced-geometry svg:viewBox="0 0 21600 21600" draw:path-stretchpoint-x="10800" draw:path-stretchpoint-y="10800" draw:text-areas="?f3 ?f4 ?f5 ?f6" draw:type="round-rectangle" draw:modifiers="2999.16689808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4" draw:layer="layout" svg:width="3cm" svg:height="3.4cm" svg:x="0.1cm" svg:y="0.1cm">
            <text:p text:style-name="P3"><text:span text:style-name="T1">pr</text:span><text:span text:style-name="T1">og</text:span><text:span text:style-name="T1">ra</text:span><text:span text:style-name="T1">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cm" svg:height="0.5cm" svg:x="1cm" svg:y="1.5cm">
            <text:p text:style-name="P3"><text:span text:style-name="T1">fu</text:span><text:span text:style-name="T1">n</text:span><text:span text:style-name="T1">ct</text:span><text:span text:style-name="T1">io</text:span>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5cm" svg:height="0.5cm" svg:x="0.5cm" svg:y="1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cm" svg:height="0.2cm" svg:x="0.65cm" svg:y="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2.5cm" svg:height="0.5cm" svg:x="0.5cm" svg:y="0.9cm">
            <text:p text:style-name="P3"><text:span text:style-name="T1">global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cm" svg:height="0.5cm" svg:x="1cm" svg:y="2cm">
            <text:p text:style-name="P3"><text:span text:style-name="T1">func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5cm" svg:height="0.5cm" svg:x="0.5cm" svg:y="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cm" svg:height="0.2cm" svg:x="0.65cm" svg:y="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2cm" svg:height="0.5cm" svg:x="1cm" svg:y="2.9cm">
            <text:p text:style-name="P3"><text:span text:style-name="T1">func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5cm" svg:height="0.5cm" svg:x="0.5cm" svg:y="2.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cm" svg:height="0.2cm" svg:x="0.65cm" svg:y="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2.5cm" svg:height="0.5cm" svg:x="0.5cm" svg:y="2.4cm">
            <text:p text:style-name="P3"><text:span text:style-name="T1">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3cm" svg:height="3.4cm" svg:x="3.85cm" svg:y="0.1cm">
            <text:p text:style-name="P3"><text:span text:style-name="T1">func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cm" svg:height="0.5cm" svg:x="4.75cm" svg:y="1.5cm">
            <text:p text:style-name="P3"><text:span text:style-name="T1">b</text:span><text:span text:style-name="T1">a</text:span><text:span text:style-name="T1">si</text:span><text:span text:style-name="T1">c </text:span><text:span text:style-name="T1">bl</text:span><text:span text:style-name="T1">o</text:span><text:span text:style-name="T1">c</text:span><text:span text:style-name="T1">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5cm" svg:height="0.5cm" svg:x="4.25cm" svg:y="1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cm" svg:height="0.2cm" svg:x="4.4cm" svg:y="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2.5cm" svg:height="0.5cm" svg:x="4.25cm" svg:y="0.9cm">
            <text:p text:style-name="P3"><text:span text:style-name="T1">parameter</text:span><text:span text:style-name="T1">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2cm" svg:height="0.5cm" svg:x="4.75cm" svg:y="2cm">
            <text:p text:style-name="P3"><text:span text:style-name="T1">basic bloc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5cm" svg:height="0.5cm" svg:x="4.25cm" svg:y="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cm" svg:height="0.2cm" svg:x="4.4cm" svg:y="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2cm" svg:height="0.5cm" svg:x="4.75cm" svg:y="2.9cm">
            <text:p text:style-name="P3"><text:span text:style-name="T1">basic bloc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5cm" svg:height="0.5cm" svg:x="4.25cm" svg:y="2.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0.2cm" svg:height="0.2cm" svg:x="4.4cm" svg:y="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2.5cm" svg:height="0.5cm" svg:x="4.25cm" svg:y="2.4cm">
            <text:p text:style-name="P3"><text:span text:style-name="T1">...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3cm" svg:height="3.4cm" svg:x="7.6cm" svg:y="0.1cm">
          <text:p text:style-name="P1"><text:span text:style-name="T1">basic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cm" svg:height="0.5cm" svg:x="8.5cm" svg:y="1.5cm">
          <text:p text:style-name="P1"><text:span text:style-name="T1">instru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8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2cm" svg:height="0.2cm" svg:x="8.1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5cm" svg:height="0.5cm" svg:x="8cm" svg:y="0.9cm">
          <text:p text:style-name="P1"><text:span text:style-name="T1">labe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0.5cm" svg:x="8.5cm" svg:y="2cm">
          <text:p text:style-name="P1"><text:span text:style-name="T1">instru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8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2cm" svg:height="0.2cm" svg:x="8.15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cm" svg:height="0.5cm" svg:x="8.5cm" svg:y="2.9cm">
          <text:p text:style-name="P1"><text:span text:style-name="T1">in</text:span><text:span text:style-name="T1">st</text:span><text:span text:style-name="T1">ru</text:span><text:span text:style-name="T1">ct</text:span><text:span text:style-name="T1">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8cm" svg:y="2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2cm" svg:height="0.2cm" svg:x="8.15cm" svg:y="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.5cm" svg:height="0.5cm" svg:x="8cm" svg:y="2.4cm">
          <text:p text:style-name="P1"><text:span text:style-name="T1">.</text:span><text:span text:style-name="T1">.</text:span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.4cm" svg:x="11.4cm" svg:y="0.1cm">
          <text:p text:style-name="P1"><text:span text:style-name="T1">instru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0.5cm" svg:x="12.3cm" svg:y="1.5cm">
          <text:p text:style-name="P1"><text:span text:style-name="T1">argu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1.8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2cm" svg:height="0.2cm" svg:x="11.95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5cm" svg:height="0.5cm" svg:x="11.8cm" svg:y="0.9cm">
          <text:p text:style-name="P1"><text:span text:style-name="T1">op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0.5cm" svg:x="12.3cm" svg:y="2cm">
          <text:p text:style-name="P1"><text:span text:style-name="T1">a</text:span><text:span text:style-name="T1">r</text:span><text:span text:style-name="T1">g</text:span><text:span text:style-name="T1">u</text:span><text:span text:style-name="T1">m</text:span><text:span text:style-name="T1">e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1.8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2cm" svg:height="0.2cm" svg:x="11.95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2cm" svg:height="0.5cm" svg:x="12.3cm" svg:y="2.9cm">
          <text:p text:style-name="P1"><text:span text:style-name="T1">arg</text:span><text:span text:style-name="T1">um</text:span><text:span text:style-name="T1">e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1.8cm" svg:y="2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2cm" svg:height="0.2cm" svg:x="11.95cm" svg:y="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.5cm" svg:height="0.5cm" svg:x="11.8cm" svg:y="2.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3cm" svg:y1="1.5cm" svg:x2="3.85cm" svg:y2="0.1cm">
          <text:p/>
        </draw:line>
        <draw:line draw:style-name="gr10" draw:text-style-name="P9" draw:layer="layout" svg:x1="3cm" svg:y1="2cm" svg:x2="3.85cm" svg:y2="3.5cm">
          <text:p/>
        </draw:line>
        <draw:line draw:style-name="gr10" draw:text-style-name="P9" draw:layer="layout" svg:x1="6.75cm" svg:y1="1.5cm" svg:x2="7.6cm" svg:y2="0.1cm">
          <text:p/>
        </draw:line>
        <draw:line draw:style-name="gr10" draw:text-style-name="P9" draw:layer="layout" svg:x1="6.75cm" svg:y1="2cm" svg:x2="7.6cm" svg:y2="3.5cm">
          <text:p/>
        </draw:line>
        <draw:line draw:style-name="gr10" draw:text-style-name="P9" draw:layer="layout" svg:x1="10.5cm" svg:y1="1.5cm" svg:x2="11.35cm" svg:y2="0.1cm">
          <text:p/>
        </draw:line>
        <draw:line draw:style-name="gr10" draw:text-style-name="P9" draw:layer="layout" svg:x1="10.5cm" svg:y1="2cm" svg:x2="11.35cm" svg:y2="3.5cm">
          <text:p/>
        </draw:line>
        <draw:custom-shape draw:style-name="gr11" draw:text-style-name="P4" xml:id="id1" draw:id="id1" draw:layer="layout" svg:width="2cm" svg:height="0.5cm" svg:x="6.3cm" svg:y="4.5cm">
          <text:p text:style-name="P1"><text:span text:style-name="T1">argume</text:span><text:span text:style-name="T1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" draw:id="id3" draw:layer="layout" svg:width="2cm" svg:height="0.5cm" svg:x="4.8cm" svg:y="6cm">
          <text:p text:style-name="P1"><text:span text:style-name="T1">co</text:span><text:span text:style-name="T1">nst</text:span><text:span text:style-name="T1">an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" draw:id="id2" draw:layer="layout" svg:width="2cm" svg:height="0.5cm" svg:x="2.8cm" svg:y="6cm">
          <text:p text:style-name="P1"><text:span text:style-name="T1">regi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2cm" svg:height="0.5cm" svg:x="6.8cm" svg:y="6cm">
          <text:p text:style-name="P1"><text:span text:style-name="T1">gl</text:span><text:span text:style-name="T1">o</text:span><text:span text:style-name="T1">b</text:span><text:span text:style-name="T1">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2cm" svg:height="0.5cm" svg:x="1.85cm" svg:y="7.4cm">
          <text:p text:style-name="P1"><text:span text:style-name="T1">param</text:span><text:span text:style-name="T1">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2cm" svg:height="0.5cm" svg:x="3.85cm" svg:y="7.4cm">
          <text:p text:style-name="P1"><text:span text:style-name="T1">instruction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line" svg:x1="7.3cm" svg:y1="5cm" svg:x2="3.8cm" svg:y2="6cm" draw:start-shape="id1" draw:start-glue-point="2" draw:end-shape="id2" draw:end-glue-point="0" svg:d="M7300 5000l-3500 1000" svg:viewBox="0 0 3501 1001">
          <text:p/>
        </draw:connector>
        <draw:connector draw:style-name="gr13" draw:text-style-name="P9" draw:layer="layout" draw:type="line" svg:x1="7.3cm" svg:y1="5cm" svg:x2="5.8cm" svg:y2="6cm" draw:start-shape="id1" draw:start-glue-point="2" draw:end-shape="id3" draw:end-glue-point="0" svg:d="M7300 5000l-1500 1000" svg:viewBox="0 0 1501 1001">
          <text:p/>
        </draw:connector>
        <draw:connector draw:style-name="gr13" draw:text-style-name="P9" draw:layer="layout" draw:type="line" svg:x1="7.3cm" svg:y1="5cm" svg:x2="7.8cm" svg:y2="6cm" draw:start-shape="id1" draw:start-glue-point="2" draw:end-shape="id4" draw:end-glue-point="0" svg:d="M7300 5000l500 1000" svg:viewBox="0 0 501 1001">
          <text:p/>
        </draw:connector>
        <draw:connector draw:style-name="gr13" draw:text-style-name="P9" draw:layer="layout" draw:type="line" svg:x1="3.8cm" svg:y1="6.5cm" svg:x2="2.85cm" svg:y2="7.4cm" draw:start-shape="id2" draw:start-glue-point="2" draw:end-shape="id5" draw:end-glue-point="0" svg:d="M3800 6500l-950 900" svg:viewBox="0 0 951 901">
          <text:p/>
        </draw:connector>
        <draw:connector draw:style-name="gr13" draw:text-style-name="P9" draw:layer="layout" draw:type="line" svg:x1="3.8cm" svg:y1="6.5cm" svg:x2="4.85cm" svg:y2="7.4cm" draw:start-shape="id2" draw:start-glue-point="2" draw:end-shape="id6" draw:end-glue-point="0" svg:d="M3800 6500l1050 900" svg:viewBox="0 0 1051 901">
          <text:p/>
        </draw:connector>
        <draw:custom-shape draw:style-name="gr12" draw:text-style-name="P4" xml:id="id7" draw:id="id7" draw:layer="layout" svg:width="2cm" svg:height="0.5cm" svg:x="9.8cm" svg:y="6cm">
          <text:p text:style-name="P1"><text:span text:style-name="T1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type="line" svg:x1="7.3cm" svg:y1="5cm" svg:x2="10.8cm" svg:y2="6cm" draw:start-shape="id1" draw:start-glue-point="2" draw:end-shape="id7" draw:end-glue-point="0" svg:d="M7300 5000l3500 1000" svg:viewBox="0 0 3501 1001">
          <text:p/>
        </draw:connector>
        <draw:custom-shape draw:style-name="gr4" draw:text-style-name="P5" xml:id="id8" draw:id="id8" draw:layer="layout" svg:width="2cm" svg:height="0.5cm" svg:x="9.8cm" svg:y="7.4cm">
          <text:p text:style-name="P1"><text:span text:style-name="T1">basic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draw:type="line" svg:x1="10.8cm" svg:y1="6.5cm" svg:x2="10.8cm" svg:y2="7.4cm" draw:start-shape="id7" draw:start-glue-point="2" draw:end-shape="id8" draw:end-glue-point="0" svg:d="M10800 6500v900" svg:viewBox="0 0 1 901">
          <text:p/>
        </draw:connector>
        <draw:connector draw:style-name="gr14" draw:text-style-name="P9" draw:layer="layout" draw:type="curve" svg:x1="13.3cm" svg:y1="3.4cm" svg:x2="7.3cm" svg:y2="4.5cm" draw:start-shape="id9" draw:start-glue-point="2" draw:end-shape="id1" draw:end-glue-point="0" svg:d="M13300 3400c0 825-6000 275-6000 1100" svg:viewBox="0 0 600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6:22:39.474213642</meta:creation-date>
    <dc:date>2019-04-30T20:01:18.470137119</dc:date>
    <meta:editing-duration>PT50M23S</meta:editing-duration>
    <meta:editing-cycles>15</meta:editing-cycles>
    <meta:generator>LibreOffice/6.0.7.3$Linux_X86_64 LibreOffice_project/00m0$Build-3</meta:generator>
    <meta:document-statistic meta:object-count="74"/>
  </office:meta>
</office:document-meta>
</file>